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ato Black" svg:font-family="'Lato Black'" style:font-pitch="variable"/>
    <style:font-face style:name="Lato Light" svg:font-family="'Lato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itle">
      <style:paragraph-properties fo:line-height="115%"/>
      <style:text-properties style:font-name="Lato Light"/>
    </style:style>
    <style:style style:name="P2" style:family="paragraph" style:parent-style-name="Heading">
      <style:text-properties style:font-name="Lato Light" fo:font-weight="bold" style:font-weight-asian="bold" style:font-weight-complex="bold"/>
    </style:style>
    <style:style style:name="P3" style:family="paragraph" style:parent-style-name="Standard">
      <style:text-properties style:font-name="Lato Light" fo:font-weight="bold" style:font-weight-asian="bold" style:font-weight-complex="bold"/>
    </style:style>
    <style:style style:name="P4" style:family="paragraph" style:parent-style-name="Standard">
      <style:text-properties style:font-name="Lato Light" fo:font-weight="bold" officeooo:paragraph-rsid="000ae702" style:font-weight-asian="bold" style:font-weight-complex="bold"/>
    </style:style>
    <style:style style:name="P5" style:family="paragraph" style:parent-style-name="Standard">
      <style:text-properties style:font-name="Lato Light"/>
    </style:style>
    <style:style style:name="P6" style:family="paragraph" style:parent-style-name="Standard">
      <style:text-properties style:font-name="Lato Light" fo:font-size="11pt" style:font-size-asian="11pt" style:font-size-complex="11pt"/>
    </style:style>
    <style:style style:name="P7" style:family="paragraph" style:parent-style-name="Standard">
      <style:paragraph-properties fo:line-height="115%"/>
      <style:text-properties style:font-name="Lato Light" officeooo:rsid="00031a60" officeooo:paragraph-rsid="00031a60" style:font-name-complex="Calibri1"/>
    </style:style>
    <style:style style:name="P8" style:family="paragraph" style:parent-style-name="Text_20_body" style:list-style-name="L1">
      <style:paragraph-properties fo:margin-left="0in" fo:margin-right="0in" fo:margin-top="0in" fo:margin-bottom="0in" style:contextual-spacing="false" fo:text-indent="0in" style:auto-text-indent="false"/>
      <style:text-properties style:font-name="Lato Light" fo:font-size="11pt" style:font-size-asian="11pt" style:font-size-complex="11pt"/>
    </style:style>
    <style:style style:name="P9" style:family="paragraph" style:parent-style-name="Text_20_body" style:list-style-name="L1">
      <style:paragraph-properties fo:margin-left="0in" fo:margin-right="0in" fo:text-indent="0in" style:auto-text-indent="false"/>
      <style:text-properties style:font-name="Lato Light" fo:font-size="11pt" style:font-size-asian="11pt" style:font-size-complex="11pt"/>
    </style:style>
    <style:style style:name="T1" style:family="text">
      <style:text-properties officeooo:rsid="0001e9cb"/>
    </style:style>
    <style:style style:name="T2" style:family="text">
      <style:text-properties officeooo:rsid="00031a60"/>
    </style:style>
    <style:style style:name="T3" style:family="text">
      <style:text-properties style:font-name="Lato Light" style:font-name-complex="Calibri1"/>
    </style:style>
    <style:style style:name="T4" style:family="text">
      <style:text-properties style:font-name="Lato Light" officeooo:rsid="000c7d03" style:font-name-complex="Calibri1"/>
    </style:style>
    <style:style style:name="T5" style:family="text">
      <style:text-properties officeooo:rsid="00091836"/>
    </style:style>
    <style:style style:name="T6" style:family="text">
      <style:text-properties officeooo:rsid="000eb7c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d Hicks</text:p>
      <text:p text:style-name="Standard"><text:span text:style-name="T4">hickscj@proton.me</text:span><text:span text:style-name="T3"> | 320.420.6629 | hickscj.github.io</text:span></text:p>
      <text:p text:style-name="P7">B.A. Computer Science, Harding University</text:p>
      <text:p text:style-name="P2">Skills Overview</text:p>
      <text:list xml:id="list2211712116" text:style-name="L1">
        <text:list-item>
          <text:p text:style-name="P8">TypeScript, JavaScript, HTML, CSS, SCSS, Webpack, PHP, Python, Markdown </text:p>
        </text:list-item>
        <text:list-item>
          <text:p text:style-name="P8">Angular, React, Node, NestJS, NextJS, Express, CodeIgniter, Drupal, WordPress</text:p>
        </text:list-item>
        <text:list-item>
          <text:p text:style-name="P8">MySQL, Postgres, MongoDB, Firebase </text:p>
        </text:list-item>
        <text:list-item>
          <text:p text:style-name="P8"><text:span text:style-name="T5">Vim (neovim), </text:span>VS Code, WebStorm and other JetBrains tools, Bash/Fish/Zsh, Git </text:p>
        </text:list-item>
        <text:list-item>
          <text:p text:style-name="P8">UI/UX, Accessibility, Responsive Design, Illustrator, Photoshop, <text:span text:style-name="T1">Figm</text:span><text:span text:style-name="T2">a</text:span></text:p>
        </text:list-item>
        <text:list-item>
          <text:p text:style-name="P8">Docker, Vagrant, VirtualBox </text:p>
        </text:list-item>
        <text:list-item>
          <text:p text:style-name="P9">Github Copilot, M<text:span text:style-name="T6">icrosoft</text:span> Copilot</text:p>
        </text:list-item>
      </text:list>
      <text:p text:style-name="P2">Work Experience</text:p>
      <text:p text:style-name="P3">Dec 2021 – Present</text:p>
      <text:p text:style-name="P3">Software Engineer at ICF/SemanticBits</text:p>
      <text:p text:style-name="P6">Currently working with an award-winning team on government contracts for the Centers for Medicare and Medicaid Services (CMS). Initially worked with Angular and MongoDB. Current work is with React and Postgres to improve and modernize applications related to the Clinical Laboratory Improvement Amendments (CLIA).</text:p>
      <text:p text:style-name="P3"/>
      <text:p text:style-name="P4">Mar 2021 – Oct 2021</text:p>
      <text:p text:style-name="P3">Customer Success Manager (Technical) at Maestro</text:p>
      <text:p text:style-name="P6">Worked with clients of our Loop SaaS product to convey feature requests and bugs to developers. Scripted bulk content management requests using NX, NestJs and Python. Updated roster import scripts. Wrote a custom standalone Angular app to track sales goals for a client. Managed and responded to help desk tickets. Wrote custom database queries to fulfill customer reporting needs (Postgres).</text:p>
      <text:p text:style-name="P5"/>
      <text:p text:style-name="P4">Jan 2020 – Aug 2020</text:p>
      <text:p text:style-name="P3">Senior Developer at Area 23 (Contract)</text:p>
      <text:p text:style-name="P6">Worked on PHP sites built on Laravel and produced dynamic animations using SVG, SCSS, and JavaScript. Created brand-specific websites from Sketch files for product releases.</text:p>
      <text:p text:style-name="P3"/>
      <text:p text:style-name="P4">Oct 2019 – Jan 2020</text:p>
      <text:p text:style-name="P3">Software Engineer at Code Pros (Contract)</text:p>
      <text:p text:style-name="P6">Updated and maintained several websites built on legacy versions of the PHP framework CodeIgniter. Participated in front-end development with JavaScript (jQuery) and CSS.</text:p>
      <text:p text:style-name="P6"/>
      <text:p text:style-name="P4"><text:soft-page-break/>2015 – 2019</text:p>
      <text:p text:style-name="P3">Senior Software Engineer at Kipsu</text:p>
      <text:p text:style-name="P6">Enhanced and facilitated our hospitality service messaging platform using Knockout (Coffeescript), PHP and MySQL. Produced customized web chat widgets for clients and assisted them with setting up the embed code. Improved integration testing processes with Katalon Studio (Selenium-based).</text:p>
      <text:p text:style-name="P6"/>
      <text:p text:style-name="P4">2014 – 2015</text:p>
      <text:p text:style-name="P3">Software Engineer at Calabrio</text:p>
      <text:p text:style-name="P6">Rebranded our software according to brand recommendations from outside design/marketing company. Worked with HTML, CSS (SASS), and JavaScript (Dojo) to implement new UI/UX designs. Progressively developed feature enhancements for each new software release.</text:p>
      <text:p text:style-name="P6"/>
      <text:p text:style-name="P4">2013 – 2014</text:p>
      <text:p text:style-name="P3">Front End Developer at Media Logic Group</text:p>
      <text:p text:style-name="P6">Created a mobile app to interface with our PHP REST API using Ember.js and Phonegap. Collaborated on the development of a new version of Aeris API using Backbone.j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ato Black" svg:font-family="'Lato Black'" style:font-pitch="variable"/>
    <style:font-face style:name="Lato Light" svg:font-family="'Lato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Noto Sans Arabic U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register-true="tru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Title" style:family="paragraph" style:parent-style-name="Standard" style:next-style-name="Standard" loext:linked-style-name="Title_20_Char" style:class="chapter">
      <style:paragraph-properties fo:margin-top="0in" fo:margin-bottom="0in" style:contextual-spacing="tru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ad Hicks</meta:initial-creator>
    <meta:editing-cycles>18</meta:editing-cycles>
    <meta:creation-date>2021-10-11T13:10:00</meta:creation-date>
    <dc:date>2025-03-30T08:59:04.238236662</dc:date>
    <meta:editing-duration>PT3H17M57S</meta:editing-duration>
    <meta:generator>LibreOffice/7.3.7.2$Linux_X86_64 LibreOffice_project/30$Build-2</meta:generator>
    <meta:document-statistic meta:table-count="0" meta:image-count="0" meta:object-count="0" meta:page-count="2" meta:paragraph-count="33" meta:word-count="380" meta:character-count="2664" meta:non-whitespace-character-count="2313"/>
    <meta:user-defined meta:name="AppVersion">16.0000</meta:user-defined>
    <meta:template xlink:type="simple" xlink:actuate="onRequest" xlink:title="Normal.dotm" xlink:href=""/>
  </office:meta>
</office:document-meta>
</file>